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ext_20_body">
      <style:text-properties fo:font-variant="normal" fo:text-transform="none" fo:color="#993366" style:font-name="Open Sans" fo:font-size="10pt" fo:letter-spacing="normal" fo:font-style="italic" fo:font-weight="normal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officeooo:paragraph-rsid="000a814c"/>
    </style:style>
    <style:style style:name="P7" style:family="paragraph" style:parent-style-name="Heading_20_1">
      <style:text-properties fo:color="#0073d0" style:font-name="Open Sans" fo:font-size="10pt" fo:letter-spacing="0.079cm" fo:font-style="italic" fo:font-weight="bold" style:font-size-asian="10pt" style:font-style-asian="italic" style:font-size-complex="10pt" style:font-style-complex="italic"/>
    </style:style>
    <style:style style:name="T1" style:family="text">
      <style:text-properties fo:color="#0073d0" style:text-line-through-style="none" style:text-line-through-type="none" fo:font-size="10pt" fo:font-style="italic" style:text-underline-style="none" style:text-blinking="false" style:font-size-asian="10pt" style:font-style-asian="italic" style:font-size-complex="10pt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fo:font-weight="bold" style:font-size-asian="10pt" style:font-style-asian="italic" style:font-size-complex="10pt" style:font-style-complex="italic"/>
    </style:style>
    <style:style style:name="T4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Open Sans" fo:font-size="10.5pt" fo:letter-spacing="normal" fo:font-style="normal" fo:font-weight="bold"/>
    </style:style>
    <style:style style:name="T6" style:family="text">
      <style:text-properties fo:font-variant="normal" fo:text-transform="none" fo:color="#333333" style:font-name="Open Sans" fo:font-size="10.5pt" fo:letter-spacing="normal" fo:font-style="normal" fo:font-weight="bold" officeooo:rsid="000a814c"/>
    </style:style>
    <style:style style:name="T7" style:family="text">
      <style:text-properties fo:font-variant="normal" fo:text-transform="none" fo:color="#333333" style:font-name="Open Sans" fo:letter-spacing="normal" fo:font-style="normal" fo:font-weight="normal"/>
    </style:style>
    <style:style style:name="T8" style:family="text">
      <style:text-properties fo:font-variant="normal" fo:text-transform="none" fo:color="#333333" style:font-name="Open Sans" fo:letter-spacing="normal" fo:font-style="normal" fo:font-weight="bold"/>
    </style:style>
    <style:style style:name="T9" style:family="text">
      <style:text-properties fo:font-variant="normal" fo:text-transform="none" fo:color="#333333" style:font-name="Open Sans" fo:letter-spacing="normal" fo:font-style="normal" fo:font-weight="bold" officeooo:rsid="000a814c"/>
    </style:style>
    <style:style style:name="T10" style:family="text">
      <style:text-properties fo:font-variant="normal" fo:text-transform="none" fo:color="#333333" style:font-name="Open Sans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333333" style:font-name="Open Sans" fo:font-size="10pt" fo:letter-spacing="normal" fo:font-style="normal" fo:font-weight="bold" style:font-size-asian="10pt" style:font-size-complex="10pt"/>
    </style:style>
    <style:style style:name="T12" style:family="text">
      <style:text-properties fo:font-variant="normal" fo:text-transform="none" fo:color="#333333" style:font-name="Open Sans" fo:font-size="10pt" fo:letter-spacing="normal" fo:font-style="normal" fo:font-weight="bold" officeooo:rsid="000a814c" style:font-size-asian="10pt" style:font-size-complex="10pt"/>
    </style:style>
    <style:style style:name="T13" style:family="text">
      <style:text-properties fo:font-variant="normal" fo:text-transform="none" fo:color="#333333" style:font-name="Open Sans" fo:font-size="10pt" fo:letter-spacing="normal" fo:font-weight="normal" style:font-size-asian="10pt" style:font-size-complex="10pt"/>
    </style:style>
    <style:style style:name="T14" style:family="text">
      <style:text-properties fo:font-variant="normal" fo:text-transform="none" fo:color="#333333" style:font-name="Open Sans" fo:font-size="10pt" fo:letter-spacing="normal" fo:font-weight="bold" style:font-size-asian="10pt" style:font-size-complex="10pt"/>
    </style:style>
    <style:style style:name="T15" style:family="text">
      <style:text-properties fo:font-variant="normal" fo:text-transform="none" fo:color="#333333" style:font-name="Open Sans" fo:font-size="10pt" fo:letter-spacing="normal" fo:font-weight="bold" officeooo:rsid="000a814c" style:font-size-asian="10pt" style:font-size-complex="10pt"/>
    </style:style>
    <style:style style:name="T16" style:family="text">
      <style:text-properties fo:font-variant="normal" fo:text-transform="none" fo:color="#333333" style:font-name="Open Sans" fo:font-size="10pt" fo:letter-spacing="normal" fo:font-style="italic" fo:font-weight="normal" style:font-size-asian="10pt" style:font-style-asian="italic" style:font-size-complex="10pt" style:font-style-complex="italic"/>
    </style:style>
    <style:style style:name="T17" style:family="text">
      <style:text-properties fo:font-variant="normal" fo:text-transform="none" fo:color="#333333" style:font-name="Open Sans" fo:font-size="10pt" fo:letter-spacing="normal" fo:font-style="italic" fo:font-weight="normal" officeooo:rsid="000a814c" style:font-size-asian="10pt" style:font-style-asian="italic" style:font-size-complex="10pt" style:font-style-complex="italic"/>
    </style:style>
    <style:style style:name="T18" style:family="text">
      <style:text-properties fo:font-variant="normal" fo:text-transform="none" fo:color="#333333" style:font-name="Open Sans" fo:font-size="10pt" fo:letter-spacing="normal" fo:font-style="italic" fo:font-weight="bold" style:font-size-asian="10pt" style:font-style-asian="italic" style:font-size-complex="10pt" style:font-style-complex="italic"/>
    </style:style>
    <style:style style:name="T19" style:family="text">
      <style:text-properties fo:font-variant="normal" fo:text-transform="none" fo:color="#333333" style:font-name="Open Sans" fo:font-size="10pt" fo:letter-spacing="normal" fo:font-style="italic" fo:font-weight="bold" officeooo:rsid="000a814c" style:font-size-asian="10pt" style:font-style-asian="italic" style:font-size-complex="10pt" style:font-style-complex="italic"/>
    </style:style>
    <style:style style:name="T20" style:family="text">
      <style:text-properties fo:font-variant="normal" fo:text-transform="none" fo:color="#993366" style:font-name="Open Sans" fo:font-size="10pt" fo:letter-spacing="normal" fo:font-style="italic" fo:font-weight="normal" style:font-size-asian="10pt" style:font-style-asian="italic" style:font-size-complex="10pt" style:font-style-complex="italic"/>
    </style:style>
    <style:style style:name="T21" style:family="text">
      <style:text-properties fo:font-variant="normal" fo:text-transform="none" fo:color="#993366" style:font-name="Open Sans" fo:font-size="10pt" fo:letter-spacing="normal" fo:font-style="normal" fo:font-weight="normal" style:font-size-asian="10pt" style:font-style-asian="italic" style:font-size-complex="10pt" style:font-style-complex="italic"/>
    </style:style>
    <style:style style:name="T22" style:family="text">
      <style:text-properties fo:font-variant="normal" fo:text-transform="none" fo:color="#993366" style:font-name="Open Sans" fo:font-size="10pt" fo:letter-spacing="normal" fo:font-weight="normal" style:font-size-asian="10pt" style:font-size-complex="10pt"/>
    </style:style>
    <style:style style:name="T23" style:family="text">
      <style:text-properties fo:font-variant="normal" fo:text-transform="none" fo:color="#993366" style:font-name="Open Sans" fo:font-size="14pt" fo:letter-spacing="normal" fo:font-style="normal" fo:font-weight="normal" style:font-size-asian="10pt" style:font-style-asian="italic" style:font-size-complex="10pt" style:font-style-complex="italic"/>
    </style:style>
    <style:style style:name="T24" style:family="text">
      <style:text-properties fo:font-variant="normal" fo:text-transform="none" fo:color="#993366" style:font-name="Open Sans" fo:letter-spacing="normal" fo:font-style="normal" fo:font-weight="normal" style:font-style-asian="italic" style:font-style-complex="italic"/>
    </style:style>
    <style:style style:name="T25" style:family="text">
      <style:text-properties fo:font-variant="normal" fo:text-transform="none" fo:color="#993366" style:font-name="Open Sans" fo:letter-spacing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9 tipos de café pelo mundo</text:h>
      <text:p text:style-name="P4"><text:bookmark text:name="more-7464"/><text:span text:style-name="T2">Os amantes de um bom café são capazes de viajar o mundo em busca do melhor cheiro, sabor, grão, torrefação e tudo o que envolve umas das bebidas mais amadas e viciantes do mundo. E o café tem uma enorme variedade cultural também, </text:span><text:span text:style-name="Strong_20_Emphasis"><text:span text:style-name="T3">já que cada nação o prepara de maneira diferente</text:span></text:span><text:span text:style-name="T2">, desenvolvendo técnicas especiais e sabores surpreendentes.</text:span></text:p>
      <text:p text:style-name="P6"><text:span text:style-name="T2">No </text:span><text:span text:style-name="Strong_20_Emphasis"><text:span text:style-name="T3">México</text:span></text:span><text:span text:style-name="T2">, por exemplo, um dos </text:span><text:a xlink:type="simple" xlink:href="https://www.acheterviagrafr24.com/achat-sildenafil-citrate-liver/" text:style-name="Internet_20_link" text:visited-style-name="Visited_20_Internet_20_Link">achat sildenafil citrate liver</text:a><text:span text:style-name="T1"> </text:span><text:span text:style-name="T2">grandes sucessos é a mistura do café preto com melaço e canela, conhecido como</text:span><text:span text:style-name="Strong_20_Emphasis"><text:span text:style-name="T2"> </text:span></text:span><text:span text:style-name="Strong_20_Emphasis"><text:span text:style-name="T3">Cafe de Olla</text:span></text:span><text:span text:style-name="T2">. Já do outro lado do globo, na </text:span><text:span text:style-name="Strong_20_Emphasis"><text:span text:style-name="T3">Alemanha</text:span></text:span><text:span text:style-name="T2">, a bebida</text:span><text:span text:style-name="Strong_20_Emphasis"><text:span text:style-name="T2"> </text:span></text:span><text:span text:style-name="Strong_20_Emphasis"><text:span text:style-name="T3">Eiskaffee </text:span></text:span><text:span text:style-name="T2">é uma das queridinhas, levando café gelado com uma colher de sorvete de baunilha e coberto com </text:span><text:span text:style-name="Emphasis"><text:span text:style-name="T2">chantilly</text:span></text:span><text:span text:style-name="T2">. Na </text:span><text:span text:style-name="Strong_20_Emphasis"><text:span text:style-name="T3">Malásia</text:span></text:span><text:span text:style-name="T2">, o café branco se destaca, vindo a partir de grãos de café torrados com margarina de óleo de palma e servido com leite condensado. </text:span></text:p>
      <text:p text:style-name="P6"><text:span text:style-name="T2">Se você é corajoso e curioso, não pode perder os nove cafés a seguir, cada um preparado de um jeito bem peculiar. </text:span><text:span text:style-name="Strong_20_Emphasis"><text:span text:style-name="T3">Quem sabe você não encontra um favorito</text:span></text:span><text:span text:style-name="T2">, do outro lado do mundo.</text:span></text:p>
      <text:p text:style-name="P2"><text:span text:style-name="T25">1 – Kopi Luwak</text:span></text:p>
      <text:p text:style-name="P5"><text:span text:style-name="T16">O café típico da Indonésia, também conhecido como </text:span><text:span text:style-name="Strong_20_Emphasis"><text:span text:style-name="T18">Café Civeta</text:span></text:span><text:span text:style-name="T16">, surge a partir de excrementos do animal homônimo. Isso porque o Civeta se alimenta de cerejas de café, mas não as digere, eliminando então os grãos. No Brasil, esse processo é feito a partir de uma ave chamada Jacu.</text:span></text:p>
      <text:p text:style-name="P3">2– Kopi Joss</text:p>
      <text:p text:style-name="P5"><text:span text:style-name="T16">Encontrado em </text:span><text:span text:style-name="Strong_20_Emphasis"><text:span text:style-name="T18">Yogyakarta, na Indonésia</text:span></text:span><text:span text:style-name="T16">, o café ao estilo javanês surge a partir do carvão vegetal quente e flamejante, que é adicionado ao café e o açúcar, num xícara com água quente. O carvão neutraliza a acidez da bebida e esquenta até a alm</text:span><text:span text:style-name="T17">a.</text:span></text:p>
      <text:p text:style-name="Text_20_body"><text:span text:style-name="T20">3– Café com Sal</text:span></text:p>
      <text:p text:style-name="P5"><text:span text:style-name="T16">Em países como os escandinavos, a Sibéria, a Turquia, a Hungria, a Etiópia e a Eritreia, </text:span><text:span text:style-name="Strong_20_Emphasis"><text:span text:style-name="T18">o café com sal é bastante comum </text:span></text:span><text:span text:style-name="T16">e não é porque confundiram com açúcar. Acontece que uma pitada de sal na bebida reduz a amargura e pode até mesmo acentuar o gosto do café.</text:span></text:p>
      <text:p text:style-name="P3">4– Café com Queijo</text:p>
      <text:p text:style-name="P5"><text:span text:style-name="T16">Entre as misturas mais bizarras, o café com queijo poderia chegar ao topo. Ao invés de coloca-lo no pão, o queijo é mergulhado no café quente e depois consumido, mais macio. Os hispânicos têm </text:span><text:span text:style-name="Strong_20_Emphasis"><text:span text:style-name="T18">Guarapo con Queso</text:span></text:span><text:span text:style-name="T16">, usando os queijos Gouda ou Edam. Já os suecos consomem o queijo finlandês </text:span><text:span text:style-name="Strong_20_Emphasis"><text:span text:style-name="T18">Leipäjuusto no Kaffeost.</text:span></text:span></text:p>
      <text:p text:style-name="P5"><text:span text:style-name="Strong_20_Emphasis"><text:span text:style-name="T20">5– Café com Grãos de Pimenta</text:span></text:span></text:p>
      <text:p text:style-name="P5"><text:span text:style-name="Strong_20_Emphasis"><text:span text:style-name="T18">Não existe café sem pimenta preta para os marroquinos</text:span></text:span><text:span text:style-name="T16">, colocada em grãos. A mistura interessante ainda pode levar canela, noz-moscada, cardamomo, cravo, gengibre e outras especiarias abundantes na região.</text:span></text:p>
      <text:p text:style-name="Text_20_body"><text:span text:style-name="T20">6 – Café com Ovo</text:span></text:p>
      <text:p text:style-name="P5"><text:span text:style-name="T16">Não, nós não erramos o nome. Americanos com origem escandinava no Centro-Oeste, e outras nacionalidades, têm em seu café um ovo inteiro, com casca e tudo. O café moído pode levar só clara ou gema ou até mesmo as cascas, e após a adição de água fervente, passa pela filtragem e se obtém então um café e</text:span><text:span text:style-name="T17">x</text:span><text:span text:style-name="T16">presso menos ácido e menos amargo. No Vietnã, o </text:span><text:span text:style-name="Strong_20_Emphasis"><text:span text:style-name="T18">Cà PHE Trung </text:span></text:span><text:span text:style-name="T16">leva gema de ovo, leite condensado e café vietnamita fresco.</text:span></text:p>
      <text:p text:style-name="P3"><text:soft-page-break/>7 – Café Cítrico com Limão</text:p>
      <text:p text:style-name="P5"><text:span text:style-name="Strong_20_Emphasis"><text:span text:style-name="T18">O e</text:span></text:span><text:span text:style-name="Strong_20_Emphasis"><text:span text:style-name="T19">x</text:span></text:span><text:span text:style-name="Strong_20_Emphasis"><text:span text:style-name="T18">presso com casca de limão ou suco costuma circular por São Paulo e Itália</text:span></text:span><text:span text:style-name="T16">. A receita cítrica costuma ser usada como remédio contra enxaqueca, além de também adoçar o café mal torrado.</text:span></text:p>
      <text:p text:style-name="P3">8 – Kopi Gu You – Café com manteiga</text:p>
      <text:p text:style-name="P5"><text:span text:style-name="T16">No sudoeste da Ásia e em Singapura, é comum dissolver manteiga na xícara de café quente, o que proporciona um aroma agradável e uma textura mais encorpada. <text:s/>A mistura pode ser encontrada em cafeterias típicas da região, chamadas </text:span><text:span text:style-name="Strong_20_Emphasis"><text:span text:style-name="T18">Kopitam</text:span></text:span><text:span text:style-name="T16">.</text:span></text:p>
      <text:p text:style-name="P5"><text:span text:style-name="T16"/></text:p>
      <text:p text:style-name="P3">9– Café com esterco de Elefante</text:p>
      <text:p text:style-name="P5"><text:span text:style-name="T16">Se você já experimentou o Kopi Luwak, da Indonésia, por que não experimentar a versão tailandesa, vinda dos elefantes? Estes animais também não são capazes de digerir grãos de café, embora os comam. Os grãos então se misturam com a dieta vegetariana do elefante e são então expelidos </text:span><text:span text:style-name="del"><text:span text:style-name="T16">você sabe quando</text:span></text:span><text:span text:style-name="T16">. A proteína dos grãos, </text:span><text:span text:style-name="Strong_20_Emphasis"><text:span text:style-name="T18">que traz o amargor do café, é decomposta nesse processo</text:span></text:span><text:span text:style-name="T16">, rendendo uma xícara da bebida muito rara e suave. Sendo assim, tornou-se uma verdadeira iguaria e se consagrou como o café mais caro do mundo.</text:span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de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0:22:34.279000000</meta:creation-date>
    <dc:date>2017-05-14T10:50:58.350000000</dc:date>
    <meta:editing-duration>PT17M33S</meta:editing-duration>
    <meta:editing-cycles>2</meta:editing-cycles>
    <meta:generator>LibreOffice/5.1.4.2$Windows_x86 LibreOffice_project/f99d75f39f1c57ebdd7ffc5f42867c12031db97a</meta:generator>
    <meta:document-statistic meta:table-count="0" meta:image-count="0" meta:object-count="0" meta:page-count="2" meta:paragraph-count="22" meta:word-count="687" meta:character-count="3865" meta:non-whitespace-character-count="3193"/>
  </office:meta>
</office:document-meta>
</file>